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85482" officeooo:paragraph-rsid="00185482"/>
    </style:style>
    <style:style style:name="P2" style:family="paragraph" style:parent-style-name="Standard">
      <style:text-properties style:text-underline-style="solid" style:text-underline-width="auto" style:text-underline-color="font-color" officeooo:rsid="0018d2b5" officeooo:paragraph-rsid="0018d2b5"/>
    </style:style>
    <style:style style:name="P3" style:family="paragraph" style:parent-style-name="Standard">
      <style:text-properties style:text-underline-style="none" officeooo:paragraph-rsid="0018d2b5"/>
    </style:style>
    <style:style style:name="P4" style:family="paragraph" style:parent-style-name="Standard">
      <style:text-properties style:text-underline-style="none" officeooo:rsid="0018d2b5" officeooo:paragraph-rsid="0018d2b5"/>
    </style:style>
    <style:style style:name="P5" style:family="paragraph" style:parent-style-name="Standard">
      <style:text-properties style:text-underline-style="none" officeooo:rsid="00185482" officeooo:paragraph-rsid="0018d2b5"/>
    </style:style>
    <style:style style:name="P6" style:family="paragraph" style:parent-style-name="Standard">
      <style:text-properties style:text-underline-style="none" officeooo:rsid="0018d2b5" officeooo:paragraph-rsid="0018d2b5"/>
    </style:style>
    <style:style style:name="P7" style:family="paragraph" style:parent-style-name="Standard">
      <style:text-properties style:text-underline-style="none" officeooo:rsid="001bb5de" officeooo:paragraph-rsid="001bb5de"/>
    </style:style>
    <style:style style:name="P8" style:family="paragraph" style:parent-style-name="Standard">
      <style:text-properties style:text-underline-style="none" fo:font-weight="bold" officeooo:paragraph-rsid="0018d2b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1bb5de" officeooo:paragraph-rsid="001bb5de"/>
    </style:style>
    <style:style style:name="P10" style:family="paragraph" style:parent-style-name="Standard">
      <style:text-properties style:text-underline-style="solid" style:text-underline-width="auto" style:text-underline-color="font-color" officeooo:paragraph-rsid="0018d2b5"/>
    </style:style>
    <style:style style:name="P11" style:family="paragraph" style:parent-style-name="Standard">
      <style:text-properties officeooo:paragraph-rsid="0018d2b5"/>
    </style:style>
    <style:style style:name="T1" style:family="text">
      <style:text-properties style:text-underline-style="none" officeooo:rsid="00185482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85482" style:font-weight-asian="bold" style:font-weight-complex="bold"/>
    </style:style>
    <style:style style:name="T4" style:family="text">
      <style:text-properties officeooo:rsid="001a68b3"/>
    </style:style>
    <style:style style:name="T5" style:family="text">
      <style:text-properties officeooo:rsid="001bb5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 Page</text:p>
      <text:p text:style-name="P5"><text:s text:c="4"/>check the arrival dates</text:p>
      <text:p text:style-name="P11"><text:span text:style-name="T1"><text:s text:c="4"/></text:span><text:a xlink:type="simple" xlink:href="http://localhost/cs/Quadcopter_Final%20-%20Sheet1.pdf"><text:span text:style-name="T2">Check Academic Calender</text:span></text:a><text:span text:style-name="T3"> </text:span></text:p>
      <text:p text:style-name="P11"><text:span text:style-name="T3"><text:s text:c="4"/></text:span></text:p>
      <text:p text:style-name="P11"/>
      <text:p text:style-name="P10"><text:a xlink:type="simple" xlink:href="http://localhost/cs/fcb.html">Forms, Checklist &amp; Brochure</text:a> <text:span text:style-name="T5">Page</text:span></text:p>
      <text:p text:style-name="P8"><text:s text:c="5"/><text:span text:style-name="T5">upload all required documents</text:span></text:p>
      <text:p text:style-name="P3"><text:s text:c="4"/></text:p>
      <text:p text:style-name="P3"/>
      <text:p text:style-name="P2">Team page</text:p>
      <text:p text:style-name="P4"><text:s text:c="4"/><text:span text:style-name="T4">check all photo, home town, contact, email.</text:span></text:p>
      <text:p text:style-name="P4"/>
      <text:p text:style-name="P9">Gallery Page </text:p>
      <text:p text:style-name="P7"><text:s text:c="4"/>get some images venkatesh have some ask him</text:p>
      <text:p text:style-name="P7"/>
      <text:p text:style-name="P9">Contact us Page</text:p>
      <text:p text:style-name="P7"><text:s text:c="4"/>once check it. Its working but i have some doubt in it. </text:p>
      <text:p text:style-name="P7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1:19:33.080893881</meta:creation-date>
    <meta:editing-duration>PT8M14S</meta:editing-duration>
    <meta:editing-cycles>2</meta:editing-cycles>
    <meta:generator>LibreOffice/4.2.8.2$Linux_X86_64 LibreOffice_project/420m0$Build-2</meta:generator>
    <dc:date>2016-05-12T02:45:11.236072282</dc:date>
    <meta:document-statistic meta:table-count="0" meta:image-count="0" meta:object-count="0" meta:page-count="1" meta:paragraph-count="13" meta:word-count="52" meta:character-count="329" meta:non-whitespace-character-count="252"/>
  </office:meta>
</office:document-meta>
</file>